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aec0" officeooo:paragraph-rsid="001aaec0"/>
    </style:style>
    <style:style style:name="P2" style:family="paragraph" style:parent-style-name="Standard">
      <style:text-properties fo:font-variant="normal" fo:text-transform="none" fo:color="#202124" style:font-name="arial" fo:font-size="10.5pt" fo:letter-spacing="normal" fo:language="en" fo:country="US" fo:font-style="normal" fo:font-weight="normal" officeooo:rsid="001aaec0" officeooo:paragraph-rsid="001aaec0" loext:padding="0in" loext:border="none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o invented the first compiler:?</text:p>
      <text:p text:style-name="P2"><text:span text:style-name="T2">Grace Murray Hopper</text:span><text:span text:style-name="T1"> invented the first compiler, which laid the ground work for automatic programming. </text:span></text:p>
      <text:p text:style-name="P2"><text:span text:style-name="T1"/></text:p>
      <text:p text:style-name="P2"><text:span text:style-name="T1">Which language compiler was first compile?</text:span></text:p>
      <text:p text:style-name="P2"><text:span text:style-name="T1">COBOL was an early language to be compiled on multiple, in 1960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11:38:38.721926177</meta:creation-date>
    <meta:generator>LibreOffice/6.4.6.2$Linux_X86_64 LibreOffice_project/40$Build-2</meta:generator>
    <dc:date>2021-02-16T12:05:26.523724610</dc:date>
    <meta:editing-duration>PT16M20S</meta:editing-duration>
    <meta:editing-cycles>1</meta:editing-cycles>
    <meta:document-statistic meta:table-count="0" meta:image-count="0" meta:object-count="0" meta:page-count="1" meta:paragraph-count="4" meta:word-count="38" meta:character-count="242" meta:non-whitespace-character-count="207"/>
  </office:meta>
</office:document-meta>
</file>